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ce1"/>
        <table:table-column table:style-name="co2" table:number-columns-repeated="1004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0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00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100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0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100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100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100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number-columns-repeated="100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number-columns-repeated="100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12:51:42.030000000</meta:creation-date>
    <dc:date>2021-03-23T17:18:06.103000000</dc:date>
    <meta:editing-duration>PT4H26M21S</meta:editing-duration>
    <meta:editing-cycles>5</meta:editing-cycles>
    <meta:generator>LibreOffice/7.1.1.2$Windows_X86_64 LibreOffice_project/fe0b08f4af1bacafe4c7ecc87ce55bb426164676</meta:generator>
    <meta:document-statistic meta:table-count="1" meta:cell-count="300" meta:object-count="0"/>
  </office:meta>
</office:document-meta>
</file>